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21de" officeooo:paragraph-rsid="000621de"/>
    </style:style>
    <style:style style:name="P2" style:family="paragraph" style:parent-style-name="Standard">
      <style:paragraph-properties fo:text-align="justify" style:justify-single-word="false"/>
      <style:text-properties officeooo:rsid="000621de" officeooo:paragraph-rsid="000621de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0621de" officeooo:paragraph-rsid="000621de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0621de" officeooo:paragraph-rsid="00080a36"/>
    </style:style>
    <style:style style:name="P5" style:family="paragraph" style:parent-style-name="Standard" style:list-style-name="L2">
      <style:text-properties officeooo:rsid="000621de" officeooo:paragraph-rsid="000621de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621de" officeooo:paragraph-rsid="000621de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621de" officeooo:paragraph-rsid="000621de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0621de" officeooo:paragraph-rsid="000621de" style:text-blinking="false" fo:background-color="transparent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0621de" officeooo:paragraph-rsid="00085c72" style:text-blinking="false" fo:background-color="transparent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085c72" officeooo:paragraph-rsid="00085c72" style:text-blinking="false" fo:background-color="transparent"/>
    </style:style>
    <style:style style:name="P11" style:family="paragraph" style:parent-style-name="Standard" style:list-style-name="L3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085c72" officeooo:paragraph-rsid="00085c72" style:text-blinking="false" fo:background-color="transparent"/>
    </style:style>
    <style:style style:name="P12" style:family="paragraph" style:parent-style-name="Standard">
      <style:text-properties officeooo:rsid="00080a36" officeooo:paragraph-rsid="00080a36"/>
    </style:style>
    <style:style style:name="P13" style:family="paragraph" style:parent-style-name="Standard" style:list-style-name="L2">
      <style:text-properties officeooo:rsid="00080a36" officeooo:paragraph-rsid="00080a36"/>
    </style:style>
    <style:style style:name="P14" style:family="paragraph" style:parent-style-name="Standard">
      <style:paragraph-properties fo:text-align="justify" style:justify-single-word="false"/>
      <style:text-properties officeooo:rsid="00085c72" officeooo:paragraph-rsid="00085c72"/>
    </style:style>
    <style:style style:name="P15" style:family="paragraph" style:parent-style-name="Standard">
      <style:paragraph-properties fo:text-align="center" style:justify-single-word="false"/>
      <style:text-properties fo:font-size="16pt" fo:font-weight="bold" officeooo:rsid="000621de" officeooo:paragraph-rsid="000621de" style:font-size-asian="16pt" style:font-weight-asian="bold" style:font-size-complex="16pt" style:font-weight-complex="bold"/>
    </style:style>
    <style:style style:name="P16" style:family="paragraph" style:parent-style-name="Text_20_body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0621de" officeooo:paragraph-rsid="000621de" style:text-blinking="false" fo:background-color="transparent"/>
    </style:style>
    <style:style style:name="P17" style:family="paragraph" style:parent-style-name="Text_20_body">
      <style:text-properties officeooo:rsid="00080a36" officeooo:paragraph-rsid="00080a36"/>
    </style:style>
    <style:style style:name="T1" style:family="text">
      <style:text-properties officeooo:rsid="00080a36"/>
    </style:style>
    <style:style style:name="T2" style:family="text">
      <style:text-properties officeooo:rsid="00085c72"/>
    </style:style>
    <style:style style:name="T3" style:family="text">
      <style:text-properties officeooo:rsid="0008bed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2">P</text:span>royecto Cooking Calendar</text:p>
      <text:p text:style-name="P1"/>
      <text:p text:style-name="P1"/>
      <text:p text:style-name="P6">Descripción:</text:p>
      <text:p text:style-name="P6"/>
      <text:p text:style-name="P8"><text:bookmark text:name="docs-internal-guid-8e7cf12a-c81c-eab7-6e7e-e220d108254e"/>Dependiendo de la fecha y lugar en que te encuentres muestra alguna receta típica para cocinarla o comprarla hecha. En caso de querer comprarla nos indica donde comprarla y en caso de querer cocinarla nos diría qué ingredientes necesitamos y donde podemos conseguirlos.</text:p>
      <text:p text:style-name="P8"/>
      <text:p text:style-name="P10">Funcionalidades implementadas:</text:p>
      <text:list xml:id="list4569280663815048497" text:style-name="L3">
        <text:list-item>
          <text:p text:style-name="P11">Pantalla inicial o índice: OK</text:p>
        </text:list-item>
        <text:list-item>
          <text:p text:style-name="P11">Pantalla cambio de configuración : parte visual</text:p>
        </text:list-item>
        <text:list-item>
          <text:p text:style-name="P11">Pantalla Descripción plato: parte visual</text:p>
        </text:list-item>
        <text:list-item>
          <text:p text:style-name="P11">Pantalla Receta: NADA</text:p>
        </text:list-item>
        <text:list-item>
          <text:p text:style-name="P11">Pantalla degustar: parte de la geolocalización y mapa.</text:p>
        </text:list-item>
      </text:list>
      <text:p text:style-name="P9"/>
      <text:p text:style-name="P2"/>
      <text:p text:style-name="P6">Arquitectura:</text:p>
      <text:p text:style-name="P2"/>
      <text:p text:style-name="P16"><text:bookmark text:name="docs-internal-guid-8e7cf12a-c81f-1d4a-dc1c-3e450fdc34e8"/>Multiplataforma, p<text:span text:style-name="T3">ara</text:span> acceder a<text:span text:style-name="T3">l</text:span> máximo de dispositivos con un único desarrollo.</text:p>
      <text:p text:style-name="P17">Tendría una arquitectura cliente servidor.</text:p>
      <text:p text:style-name="P2"/>
      <text:p text:style-name="P7"><text:span text:style-name="T2">Tecnología</text:span>:</text:p>
      <text:p text:style-name="P2"/>
      <text:p text:style-name="P2">Para poder realizar este proyecto, decidimos utilizar las siguientes tecnologías:</text:p>
      <text:list xml:id="list5955279334681129046" text:style-name="L1">
        <text:list-item>
          <text:p text:style-name="P4">Base de datos PouchDB, para guardar los datos <text:span text:style-name="T1">locales </text:span>de la aplicación.</text:p>
        </text:list-item>
        <text:list-item>
          <text:p text:style-name="P3">HTML5 y CSS para el diseño de las diferentes pantallas.</text:p>
        </text:list-item>
        <text:list-item>
          <text:p text:style-name="P3">JavaScript para la programación de la <text:span text:style-name="T1">lógica</text:span> de las pantallas.</text:p>
        </text:list-item>
        <text:list-item>
          <text:p text:style-name="P3">Framework Ionic y AngularJs.</text:p>
        </text:list-item>
        <text:list-item>
          <text:p text:style-name="P3">Phonegap, para poder acceder a los datos del GPS y para empaquetar la aplicación como una app.</text:p>
        </text:list-item>
      </text:list>
      <text:p text:style-name="P1"/>
      <text:p text:style-name="P6"><text:span text:style-name="T1">Gestión</text:span> del proyecto:</text:p>
      <text:p text:style-name="P1"/>
      <text:p text:style-name="P12">Hemos dividido el desarrollo en 2 grupos.</text:p>
      <text:list xml:id="list6656594668138174579" text:style-name="L2">
        <text:list-item>
          <text:p text:style-name="P13">Grupo 1: Se encargo de la aplicación.</text:p>
        </text:list-item>
        <text:list-item>
          <text:p text:style-name="P13">Grupo 2: Se encargo del acceso a datos.</text:p>
          <text:p text:style-name="P5"/>
        </text:list-item>
      </text:list>
      <text:p text:style-name="P6">Retrospectiva de errores:</text:p>
      <text:p text:style-name="P1"/>
      <text:p text:style-name="P14">El desarrollo se ha visto muy dificultado por la novedad de las tecnologías y la necesidad de un tiempo aprendizaje mas largo.</text:p>
      <text:p text:style-name="P2">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7T17:41:54.984666110</meta:creation-date>
    <dc:date>2015-04-17T18:30:12.561960777</dc:date>
    <meta:editing-duration>PT2M26S</meta:editing-duration>
    <meta:editing-cycles>1</meta:editing-cycles>
    <meta:document-statistic meta:table-count="0" meta:image-count="0" meta:object-count="0" meta:page-count="1" meta:paragraph-count="26" meta:word-count="220" meta:character-count="1378" meta:non-whitespace-character-count="1194"/>
    <meta:generator>LibreOffice/4.2.7.2$Linux_X86_64 LibreOffice_project/420m0$Build-2</meta:generator>
  </office:meta>
</office:document-meta>
</file>